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4pt" style:font-size-asian="14pt" style:font-name-complex="Arial" style:font-size-complex="14pt"/>
    </style:style>
    <style:style style:name="P2" style:family="paragraph" style:parent-style-name="Standard">
      <style:text-properties style:font-name="Arial" fo:font-size="14pt" fo:font-weight="bold" style:font-size-asian="14pt" style:font-weight-asian="bold" style:font-name-complex="Arial" style:font-size-complex="14pt"/>
    </style:style>
    <style:style style:name="P3" style:family="paragraph" style:parent-style-name="Standard">
      <style:text-properties style:font-name="Arial" style:font-name-complex="Arial"/>
    </style:style>
    <style:style style:name="P4" style:family="paragraph" style:parent-style-name="Standard" style:list-style-name="WW8Num1">
      <style:text-properties style:font-name="Arial" style:font-name-complex="Arial"/>
    </style:style>
    <style:style style:name="P5" style:family="paragraph" style:parent-style-name="Standard" style:master-page-name="Standard">
      <style:paragraph-properties style:page-number="auto"/>
    </style:style>
    <style:style style:name="T1" style:family="text">
      <style:text-properties style:font-name="Arial" fo:font-size="14pt" style:font-size-asian="14pt" style:font-name-complex="Arial" style:font-size-complex="14pt"/>
    </style:style>
    <style:style style:name="T2" style:family="text">
      <style:text-properties style:font-name="Arial"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rivacy Dodewaards Mannenkoor.</text:span></text:p>
      <text:p text:style-name="P1"/>
      <text:p text:style-name="Standard"><text:span text:style-name="T2">Op 25 mei 2018 gaat de nieuwe privacywet in en dat heeft voor verenigingen een aantal gevolgen. Een vereiste is dat we toestemming van de leden moeten hebben, om deze gegevens te gebruiken en te bewaren zolang men lid is.</text:span></text:p>
      <text:p text:style-name="P3"/>
      <text:p text:style-name="P3">Wij vragen van leden om de volgende gegevens:</text:p>
      <text:list xml:id="list1791113607" text:style-name="WW8Num1">
        <text:list-item>
          <text:p text:style-name="P4">Voornaam;</text:p>
        </text:list-item>
        <text:list-item>
          <text:p text:style-name="P4">Achternaam;</text:p>
        </text:list-item>
        <text:list-item>
          <text:p text:style-name="P4">Geboortedatum;</text:p>
        </text:list-item>
        <text:list-item>
          <text:p text:style-name="P4">Adres;</text:p>
        </text:list-item>
        <text:list-item>
          <text:p text:style-name="P4">E-mailadres;</text:p>
        </text:list-item>
        <text:list-item>
          <text:p text:style-name="P4">Telefoonnummer;</text:p>
        </text:list-item>
        <text:list-item>
          <text:p text:style-name="P4">Voornaam echtgenoot.</text:p>
        </text:list-item>
      </text:list>
      <text:p text:style-name="P3"/>
      <text:p text:style-name="P3">Wij noteren ook het aanmeldingsjaar.</text:p>
      <text:p text:style-name="P3"/>
      <text:p text:style-name="P3">Bovenstaande gegevens gebruiken wij om verjaardagen en jubilea bij te houden en om berichten naar de leden te kunnen versturen.</text:p>
      <text:p text:style-name="Standard"><text:span text:style-name="T2">1 keer per jaar krijgen alle leden een overzichtslijst met bovenstaande gegevens om onderling contact te kunnen houden. </text:span></text:p>
      <text:p text:style-name="P3"/>
      <text:p text:style-name="P3">Deze gegevens zullen niet met anderen worden gedeeld.</text:p>
      <text:p text:style-name="P3"/>
      <text:p text:style-name="Standard"><text:span text:style-name="T2">Wij plaatsen soms <text:s/>foto’s in de krant of op internet.</text:span></text:p>
      <text:p text:style-name="P3"/>
      <text:p text:style-name="P3">Bovenstaande gegevens worden door de secretaris bijgehouden en zijn ten alle tijde in te zien.</text:p>
      <text:p text:style-name="P3">Als men stopt bij het koor zullen deze gegevens gewist worden</text:p>
      <text:p text:style-name="P3"/>
      <text:p text:style-name="P3"/>
      <text:p text:style-name="P3"/>
      <text:p text:style-name="P3"/>
      <text:p text:style-name="P3">Graag Uw naam invullen:…………………….</text:p>
      <text:p text:style-name="P3"/>
      <text:p text:style-name="P3"/>
      <text:p text:style-name="P3"/>
      <text:p text:style-name="P3">Zet een kruisje als je hiertegen geen bezwaar hebt. <text:s/>( <text:s text:c="2"/>).</text:p>
      <text:p text:style-name="P3"/>
      <text:p text:style-name="P3"/>
      <text:p text:style-name="P3"/>
      <text:p text:style-name="P3"/>
      <text:p text:style-name="P2">Dit formulier inleveren op de volgende oefenavond van het ko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ardalinea-lettertyp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ivacy DMK</dc:title>
    <dc:subject/>
    <meta:keyword/>
    <dc:description/>
    <meta:initial-creator>Wim Bloemendal</meta:initial-creator>
    <meta:creation-date>2018-04-29T10:03:00</meta:creation-date>
    <dc:creator>Wim Bloemendal</dc:creator>
    <dc:date>2018-05-15T11:59:00</dc:date>
    <meta:editing-cycles>5</meta:editing-cycles>
    <meta:editing-duration>PT23M</meta:editing-duration>
    <meta:document-statistic meta:table-count="0" meta:image-count="0" meta:object-count="0" meta:page-count="1" meta:paragraph-count="20" meta:word-count="178" meta:character-count="1088" meta:non-whitespace-character-count="932"/>
    <meta:generator>LibreOffice/6.4.4.2$Linux_X86_64 LibreOffice_project/40$Build-2</meta:generator>
  </office:meta>
</office:document-meta>
</file>